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7de2" officeooo:paragraph-rsid="00067de2"/>
    </style:style>
    <style:style style:name="P2" style:family="paragraph" style:parent-style-name="Standard">
      <style:text-properties officeooo:rsid="00067de2" officeooo:paragraph-rsid="00067de2"/>
    </style:style>
    <style:style style:name="P3" style:family="paragraph" style:parent-style-name="Standard">
      <style:text-properties fo:font-style="normal" officeooo:rsid="00067de2" officeooo:paragraph-rsid="00067de2" style:font-style-asian="normal" style:font-style-complex="normal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font-style="normal" style:font-style-asian="normal" style:font-style-complex="normal"/>
    </style:style>
    <style:style style:name="P5" style:family="paragraph" style:parent-style-name="Standard">
      <style:paragraph-properties fo:margin-left="1.249cm" fo:margin-right="0cm" fo:text-indent="0cm" style:auto-text-indent="false" style:writing-mode="lr-tb"/>
      <style:text-properties style:font-name="Times New Roman" fo:font-style="normal" style:font-style-asian="normal" style:font-style-complex="normal" style:font-weight-complex="bold"/>
    </style:style>
    <style:style style:name="P6" style:family="paragraph" style:parent-style-name="Standard">
      <style:paragraph-properties fo:margin-left="0cm" fo:margin-right="0cm" fo:text-indent="1.249cm" style:auto-text-indent="false" style:writing-mode="lr-tb"/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1.249cm" fo:margin-right="0cm" fo:text-indent="1.249cm" style:auto-text-indent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margin-left="2.498cm" fo:margin-right="0cm" fo:text-indent="0cm" style:auto-text-indent="false" style:writing-mode="lr-tb"/>
      <style:text-properties fo:font-style="normal" style:font-style-asian="normal" style:font-style-complex="normal"/>
    </style:style>
    <style:style style:name="T1" style:family="text">
      <style:text-properties style:font-name="Times New Roman" fo:font-style="italic" style:font-style-asian="italic" style:font-weight-complex="bold"/>
    </style:style>
    <style:style style:name="T2" style:family="text">
      <style:text-properties style:font-name="Times New Roman" fo:language="en" fo:country="GB" fo:font-style="italic" style:font-style-asian="italic" style:font-weight-complex="bold"/>
    </style:style>
    <style:style style:name="T3" style:family="text">
      <style:text-properties style:font-name="Times New Roman" fo:language="en" fo:country="GB" style:font-weight-complex="bold"/>
    </style:style>
    <style:style style:name="T4" style:family="text">
      <style:text-properties style:font-name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import java.util.Scanner;</text:span></text:p>
      <text:p text:style-name="P5"/>
      <text:p text:style-name="P4"><text:span text:style-name="T4">public class EssaiException {</text:span></text:p>
      <text:p text:style-name="P6"><text:span text:style-name="T4">public static voi</text:span><text:span text:style-name="T3">d main(String[] args) {</text:span></text:p>
      <text:p text:style-name="P7"><text:span text:style-name="T4">int a, b, res;</text:span></text:p>
      <text:p text:style-name="P7"><text:span text:style-name="T4">Scanner clavier = new Scanner(System.in);</text:span></text:p>
      <text:p text:style-name="P7"><text:span text:style-name="T4">a = clavier.nextInt(); b = clavier.nextInt();</text:span></text:p>
      <text:p text:style-name="P7"><text:span text:style-name="T4">res = a / b;</text:span></text:p>
      <text:p text:style-name="P8"><text:span text:style-name="T4">System.out.println("le résultat de " + a + " divisé par " + b + " est " + res);</text:span></text:p>
      <text:p text:style-name="P7"><text:span text:style-name="T4">System.out.println ("Fin du programme") ;</text:span></text:p>
      <text:p text:style-name="P6"><text:span text:style-name="T4">}</text:span></text:p>
      <text:p text:style-name="P4"><text:span text:style-name="T4">}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4-07T10:39:19.94</meta:creation-date>
    <dc:date>2022-04-23T10:11:24.048000000</dc:date>
    <meta:editing-duration>PT46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1" meta:word-count="58" meta:character-count="328" meta:non-whitespace-character-count="281"/>
  </office:meta>
</office:document-meta>
</file>